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4pt" style:text-underline-style="solid" style:text-underline-width="auto" style:text-underline-color="font-color" fo:font-weight="normal" officeooo:rsid="00185a1e" officeooo:paragraph-rsid="00185a1e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15%"/>
      <style:text-properties fo:font-size="14pt" fo:font-weight="normal" officeooo:rsid="00098cd9" officeooo:paragraph-rsid="00185a1e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tch the video and fill in the blanks :</text:p>
      <text:p text:style-name="P2"/>
      <text:p text:style-name="P2">This is a tale of two islands, and a tale  of two _________, from very different worlds.   This stunning, verdant, _________ ________ on the far  side of the world was the last large _______ ________ to be settled by humans. In its journey  from ___________ to statehood, it wrestled with the   first peoples’ _______ to their __________, but along  the way led the world in social reform. This is   the story of the most __________ of all developed  nations. This is the story of _____ ___________.  </text:p>
      <text:p text:style-name="P2"/>
      <text:p text:style-name="P2">New Zealand is the most ________ country in the developed world,  sitting on the south-western edge of the ________ _______. It has the _______ ________ _______ of any  significant habitable land mass, having never   seen people until ______ ______ _______. For a country  so young in historical terms, the story that   led to the New Zealand of today is surprisingly  full of significant and unique events, one of   a blending of _______ and _________ ______,  and how a colony finally matured into a country   charting its independent course in the <text:s/>________ ________.</text:p>
      <text:p text:style-name="P2"/>
      <text:p text:style-name="P2"/>
      <text:p text:style-name="P2"/>
      <text:p text:style-name="P2"/>
      <text:p text:style-name="P1">Watch the video and fill in the blanks :</text:p>
      <text:p text:style-name="P2"/>
      <text:p text:style-name="P2">This is a tale of two islands, and a tale  of two _________, from very different worlds.   This stunning, verdant, _________ ________ on the far  side of the world was the last large _______ ________ to be settled by humans. In its journey  from ___________ to statehood, it wrestled with the   first peoples’ _______ to their __________, but along  the way led the world in social reform. This is   the story of the most __________ of all developed  nations. This is the story of _____ ___________.  </text:p>
      <text:p text:style-name="P2"/>
      <text:p text:style-name="P2">New Zealand is the most ________ country in the developed world,  sitting on the south-western edge of the ________ _______. It has the _______ ________ _______ of any  significant habitable land mass, having never   seen people until ______ ______ _______. For a country  so young in historical terms, the story that   led to the New Zealand of today is surprisingly  full of significant and unique events, one of   a blending of _______ and _________ ______,  and how a colony finally matured into a country   charting its independent course in the <text:s/>________ ________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1cm" fo:margin-right="1.45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8:26:14.722987938</meta:creation-date>
    <dc:date>2024-08-29T18:28:15.791164417</dc:date>
    <meta:editing-duration>PT2M2S</meta:editing-duration>
    <meta:editing-cycles>1</meta:editing-cycles>
    <meta:document-statistic meta:table-count="0" meta:image-count="0" meta:object-count="0" meta:page-count="1" meta:paragraph-count="6" meta:word-count="374" meta:character-count="2222" meta:non-whitespace-character-count="1800"/>
    <meta:generator>LibreOffice/7.3.7.2$Linux_X86_64 LibreOffice_project/30$Build-2</meta:generator>
  </office:meta>
</office:document-meta>
</file>